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fo:background-color="transparent" style:font-name-asian="Futura Std Condensed Light" style:font-name-complex="Futura Std Condensed Ligh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6pt" style:font-name-complex="Futura Std Condensed Light" style:font-size-complex="16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0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1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Calibri1" fo:font-size="16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8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1"/>
    </style:style>
    <style:style style:name="T1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12" style:family="text">
      <style:text-properties fo:color="#c9211e" loext:opacity="100%" style:font-name="Futura Std Condensed1" officeooo:rsid="0010edbf"/>
    </style:style>
    <style:style style:name="T13" style:family="text">
      <style:text-properties fo:color="#c9211e" loext:opacity="100%" fo:font-size="16pt" style:font-size-asian="14pt" style:font-size-complex="16pt"/>
    </style:style>
    <style:style style:name="T14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18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21" style:family="text">
      <style:text-properties fo:color="#000000" loext:opacity="100%" style:font-name="Futura Std Condensed Light1" fo:font-size="16pt" style:font-size-asian="14pt" style:font-size-complex="16pt"/>
    </style:style>
    <style:style style:name="T22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3" style:family="text">
      <style:text-properties style:font-name="Futura Std Condensed Light1" fo:font-size="16pt" style:font-size-asian="14pt" style:font-size-complex="16pt"/>
    </style:style>
    <style:style style:name="T24" style:family="text">
      <style:text-properties style:font-name="Futura Std Condensed Light1" fo:font-size="16pt" officeooo:rsid="00110dd8" style:font-size-asian="14pt" style:font-size-complex="16pt"/>
    </style:style>
    <style:style style:name="T25" style:family="text">
      <style:text-properties fo:font-size="16pt" style:font-size-asian="14pt" style:font-size-complex="16pt"/>
    </style:style>
    <style:style style:name="T26" style:family="text">
      <style:text-properties fo:font-size="16pt" officeooo:rsid="0011d8b3" style:font-size-asian="14pt" style:font-size-complex="16pt"/>
    </style:style>
    <style:style style:name="T27" style:family="text">
      <style:text-properties fo:font-size="16pt" officeooo:rsid="0012ef79" style:font-size-asian="14pt" style:font-size-complex="16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officeooo:rsid="0011d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29"><text:span text:style-name="T3"><text:tab/></text:span><text:span text:style-name="T1">D</text:span><text:span text:style-name="T3">omestique Baston is </text:span><text:span text:style-name="T7">versus fighting game</text:span><text:span text:style-name="T3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29"><text:span text:style-name="T3"><text:tab/></text:span><text:span text:style-name="T1">I</text:span><text:span text:style-name="T3">t pictures a couple (a man and a woman) fighting each other at home. That’s the reason why there will be only </text:span><text:span text:style-name="T7">1 background</text:span><text:span text:style-name="T3"> and only </text:span><text:span text:style-name="T7">2 playable characters</text:span><text:span text:style-name="T3">. A kind of sword fighting game (roll and bottle, here). It also implies that there will </text:span><text:span text:style-name="T6">never</text:span><text:span text:style-name="T3"> be a mirror match (man versus man or girl versus girl). I've not been animating two characters only to have one played!!!</text:span></text:p>
      <text:p text:style-name="P7"/>
      <text:p text:style-name="P29"><text:span text:style-name="T3"><text:tab/></text:span><text:span text:style-name="T1">T</text:span><text:span text:style-name="T3">his game will be in </text:span><text:span text:style-name="T7">French slang</text:span><text:span text:style-name="T14"> </text:span><text:span text:style-name="T3">just because it’s funny. No other reason. Besides, who really cares about, for instance, the story or even what’s told in such a game? You can always tell when someone’s angry, don’t you?</text:span></text:p>
      <text:p text:style-name="P29"><text:span text:style-name="T3"/></text:p>
      <text:p text:style-name="P29"><text:span text:style-name="T3"><text:tab/></text:span><text:span text:style-name="T4">Basically, I didn’t intend the game to be played versus the computer </text:span><text:span text:style-name="T5">but a previous dev’ began to implement that (that’s cool)</text:span><text:span text:style-name="T4">. Instead of that I’d rather have an online mode </text:span><text:span text:style-name="T5">(a guy on Youtube 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5">!). Implementing that would be awesome but I never even tried to have a look at it as this is so far from what I can do...</text:span></text:p>
      <text:p text:style-name="P4"/>
      <text:p text:style-name="P4"/>
      <text:p text:style-name="P2">Gameplay:</text:p>
      <text:p text:style-name="P3"/>
      <text:p text:style-name="P30"><text:span text:style-name="T3"><text:tab/></text:span><text:span text:style-name="T1">E</text:span><text:span text:style-name="T3">ach character will basically have the following animations: </text:span><text:span text:style-name="T7">3 normal attacks</text:span><text:span text:style-name="T16"> (weak + quick, medium + normal and slow + strong)</text:span><text:span text:style-name="T3">, </text:span><text:span text:style-name="T7">1 special attack</text:span><text:span text:style-name="T16"> (even slower and powerful)</text:span><text:span text:style-name="T3">, </text:span><text:span text:style-name="T7">1 ranged attack</text:span><text:span text:style-name="T3"> (an insult of weak/medium power) and </text:span><text:span text:style-name="T7">1 fake attack</text:span><text:span text:style-name="T16"> (as there’s no more combos in the game we’ll use that move to do nothing but disturb the opponent and get a bit of healing like 5 hit points)</text:span><text:span text:style-name="T3">, </text:span><text:span text:style-name="T7">2 dodges</text:span><text:span text:style-name="T3"> (jumping and crouching down) and </text:span><text:span text:style-name="T7">1 parry</text:span><text:span text:style-name="T16"> (using a tool: roll or bottle)</text:span><text:span text:style-name="T3">, </text:span><text:span text:style-name="T7">1 forward walk</text:span><text:span text:style-name="T3"> and </text:span><text:span text:style-name="T7">1 backward walk</text:span><text:span text:style-name="T3">, </text:span><text:span text:style-name="T7">1 KO</text:span><text:span text:style-name="T3"> and </text:span><text:span text:style-name="T7">1 “get hit”</text:span><text:span text:style-name="T3">, </text:span><text:span text:style-name="T7">1 “apparition” </text:span><text:span text:style-name="T16">(not an attack </text:span><text:span text:style-name="T17">or whatever</text:span><text:span text:style-name="T16">, just for the character to get in the scene before the game starts)</text:span><text:span text:style-name="T3"> and finally </text:span><text:span text:style-name="T7">1 idle</text:span><text:span text:style-name="T3">.</text:span></text:p>
      <text:p text:style-name="P9"><text:tab/>No stun! No crouching attacks! No air attacks! No hand to hand, grab and throws, etc. Maybe later...</text:p>
      <text:p text:style-name="P8"><text:soft-page-break/></text:p>
      <text:p text:style-name="P30"><text:span text:style-name="T3"><text:tab/></text:span><text:span text:style-name="T1">A</text:span><text:span text:style-name="T3"> match will be played in </text:span><text:span text:style-name="T7">1 round</text:span><text:span text:style-name="T3">.</text:span></text:p>
      <text:p text:style-name="P9"/>
      <text:p text:style-name="P30"><text:span text:style-name="T3"><text:tab/></text:span><text:span text:style-name="T7">No time limit</text:span><text:span text:style-name="T3">.</text:span></text:p>
      <text:p text:style-name="P8"/>
      <text:p text:style-name="P30"><text:span text:style-name="T3"><text:tab/></text:span><text:span text:style-name="T19">A </text:span><text:span text:style-name="T11">K.O. means a loss</text:span><text:span text:style-name="T10">!</text:span></text:p>
      <text:p text:style-name="P8"/>
      <text:p text:style-name="P30"><text:span text:style-name="T3"><text:tab/></text:span><text:span text:style-name="T7">No complicated maneuvers</text:span><text:span text:style-name="T3"> (like quarter circle forward + button(s), etc.) but instead we’ll use a simple combination of </text:span><text:span text:style-name="T7">1 direction + 1 button</text:span><text:span text:style-name="T16"> (like right + A button, up left + B button, etc.). Something that is as playable on a joystick than a keyboard.</text:span></text:p>
      <text:p text:style-name="P30"><text:span text:style-name="T7"><text:tab/>Dodges and parry</text:span><text:span text:style-name="T16"> (the three ways to avoid an attack) are </text:span><text:span text:style-name="T15">not</text:span><text:span text:style-name="T16"> really launched by moving backward <text:s/>as it is mainly done in most of VS fighting games (we’ll explain that later on).</text:span></text:p>
      <text:p text:style-name="P30"><text:span text:style-name="T16"><text:tab/></text:span><text:span text:style-name="T7">Only the "ideal counter" allows to take 0 damage from an attack</text:span><text:span text:style-name="T16">. </text:span><text:span text:style-name="T7">Any other counter would only reduce the damage taken by half</text:span><text:span text:style-name="T16">. And of course </text:span><text:span text:style-name="T7">no defense means full damage</text:span><text:span text:style-name="T16">!</text:span></text:p>
      <text:p text:style-name="P30"><text:span text:style-name="T16"><text:tab/></text:span><text:span text:style-name="T20">As already said, </text:span><text:span text:style-name="T7">a character always face the opponent</text:span><text:span text:style-name="T16">.</text:span></text:p>
      <text:p text:style-name="P5"/>
      <text:p text:style-name="P5"/>
      <text:p text:style-name="P2">Technically:</text:p>
      <text:p text:style-name="P3"/>
      <text:p text:style-name="P30"><text:span text:style-name="T3"><text:tab/></text:span><text:span text:style-name="T7">Animations are done at 10 frames/second</text:span><text:span text:style-name="T3">.</text:span></text:p>
      <text:p text:style-name="P8"/>
      <text:p text:style-name="P30"><text:span text:style-name="T3"><text:tab/></text:span><text:span text:style-name="T7">No rotation nor scaling on sprites</text:span><text:span text:style-name="T3"> to keep that retro feel as much as possible. Everything will have to be hand drawn in order to have only translations on sprites.</text:span></text:p>
      <text:p text:style-name="P8"/>
      <text:p text:style-name="P30"><text:span text:style-name="T3"><text:tab/></text:span><text:span text:style-name="T1">W</text:span><text:span text:style-name="T3">hat would be absolutely perfect would also be using a </text:span><text:span text:style-name="T7">1 sprite pixel as basic unit for sprite translations</text:span><text:span text:style-name="T3">. Some are calling that “Pixel Perfect”. </text:span><text:span text:style-name="T16">You can find a GIF in the Miscs directory called </text:span><text:span text:style-name="T18">in-game movement unit.gif</text:span><text:span text:style-name="T16"> that illustrate the idea. There’s also a JPG called </text:span><text:span text:style-name="T18">prefs for clean sprites stop on background.jpg</text:span><text:span text:style-name="T16"> that shows how I found a “solution” for that “issue” in the project preferences.</text:span></text:p>
      <text:p text:style-name="P8"/>
      <text:p text:style-name="P30"><text:span text:style-name="T16"><text:tab/></text:span><text:span text:style-name="T7">No camera pan</text:span><text:span text:style-name="T16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30"><text:span text:style-name="T3"><text:tab/></text:span><text:span text:style-name="T1">L</text:span><text:span text:style-name="T3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0"><text:span text:style-name="T14">A</text:span><text:span text:style-name="T16">dding background animations of people passing by and looking through the window to see what’s </text:span><text:soft-page-break/><text:span text:style-name="T16">happening then running away. Cars (with lights on) in the street. Someone walking a dog…</text:span></text:p>
      <text:p text:style-name="P5"/>
      <text:p text:style-name="P5"/>
      <text:p text:style-name="P2">More about Gameplay (as it comes)?</text:p>
      <text:p text:style-name="P3"/>
      <text:p text:style-name="P10">Moves (except walking and Idle, of course) use one direction + 1 button.</text:p>
      <text:p text:style-name="P8"/>
      <text:p text:style-name="P30"><text:span text:style-name="T3"><text:tab/></text:span><text:span text:style-name="T7">Crouch</text:span><text:span text:style-name="T3"> uses</text:span><text:span text:style-name="T7"> Down Left</text:span><text:span text:style-name="T14"> </text:span><text:span text:style-name="T7">+</text:span><text:span text:style-name="T14"> </text:span><text:span text:style-name="T7"><text:s/>B </text:span><text:span text:style-name="T3">(against </text:span><text:span text:style-name="T7">Insult</text:span><text:span text:style-name="T8"> </text:span><text:span text:style-name="T16">and</text:span><text:span text:style-name="T8"> </text:span><text:span text:style-name="T7">Slap</text:span><text:span text:style-name="T3">)</text:span></text:p>
      <text:p text:style-name="P30"><text:span text:style-name="T7"><text:tab/>Jump</text:span><text:span text:style-name="T3"> uses </text:span><text:span text:style-name="T7">Up Left + B</text:span><text:span text:style-name="T3"> (against </text:span><text:span text:style-name="T7">kick</text:span><text:span text:style-name="T3">)</text:span></text:p>
      <text:p text:style-name="P30"><text:span text:style-name="T7"><text:tab/>Parry</text:span><text:span text:style-name="T16"> uses </text:span><text:span text:style-name="T7">Left + B</text:span><text:span text:style-name="T16"> (against </text:span><text:span text:style-name="T7">Slash</text:span><text:span text:style-name="T16">, </text:span><text:span text:style-name="T7">Slap</text:span><text:span text:style-name="T16"> and </text:span><text:span text:style-name="T7">Punch</text:span><text:span text:style-name="T16">)</text:span></text:p>
      <text:p text:style-name="P8"/>
      <text:p text:style-name="P30"><text:span text:style-name="T16"><text:tab/></text:span><text:span text:style-name="T7">Punch</text:span><text:span text:style-name="T16"> (medium attack) uses </text:span><text:span text:style-name="T7">Right + B</text:span></text:p>
      <text:p text:style-name="P30"><text:span text:style-name="T16"><text:tab/></text:span><text:span text:style-name="T7">Kick</text:span><text:span text:style-name="T16"> (strong attack) uses </text:span><text:span text:style-name="T7">Down Right + B</text:span></text:p>
      <text:p text:style-name="P30"><text:span text:style-name="T16"><text:tab/></text:span><text:span text:style-name="T7">Slap</text:span><text:span text:style-name="T16"> (light attack) uses </text:span><text:span text:style-name="T7">Up Right + B</text:span></text:p>
      <text:p text:style-name="P30"><text:span text:style-name="T16"><text:tab/></text:span><text:span text:style-name="T7">Insult</text:span><text:span text:style-name="T16"> (ranged attack) uses </text:span><text:span text:style-name="T7">Up Right + A</text:span></text:p>
      <text:p text:style-name="P30"><text:span text:style-name="T7"><text:tab/>Slash</text:span><text:span text:style-name="T16"> (very strong attack) uses </text:span><text:span text:style-name="T7">Right + A</text:span></text:p>
      <text:p text:style-name="P30"><text:span text:style-name="T16"><text:tab/></text:span><text:span text:style-name="T7">Trick</text:span><text:span text:style-name="T16"> uses </text:span><text:span text:style-name="T7">Down Right + A</text:span></text:p>
      <text:p text:style-name="P8"/>
      <text:p text:style-name="P11"><text:tab/>/!\ Those directions are indicative when player’s on the left of the screen and opponent's on the right but left becomes right and right becomes left on the opposite positions. /!\</text:p>
      <text:p text:style-name="P11"/>
      <text:p text:style-name="P30"><text:span text:style-name="T16"><text:tab/></text:span><text:span text:style-name="T10">The character selection screen implies the starting side of a character in the game</text:span><text:span text:style-name="T16">. So if the Moulue's on the left on the Character selection screen, she'll be on the left side of the screen in the fighting scene.</text:span></text:p>
      <text:p text:style-name="P17"><text:tab/>Let's consider 1st player (Couillu) on the left and second player (Moulue) on the right by defaul<text:span text:style-name="T29">t.</text:span></text:p>
      <text:p text:style-name="P30"><text:span text:style-name="T16"><text:tab/></text:span><text:span text:style-name="T14">A</text:span><text:span text:style-name="T16">s said before, there is </text:span><text:span text:style-name="T7">no stun</text:span><text:span text:style-name="T16">. You (eventually) get knocked down (KO animation) </text:span><text:span text:style-name="T7">when Hit Point bar</text:span><text:span text:style-name="T16"> (top of the screen) </text:span><text:span text:style-name="T7">is empty and then game is over</text:span><text:span text:style-name="T16">. It must be noted that here too the "Pixel Perfect" thing should apply. As said, </text:span><text:span text:style-name="T10">Pixel is the smallest graphic unit</text:span><text:span text:style-name="T16">.</text:span></text:p>
      <text:p text:style-name="P19"/>
      <text:p text:style-name="P19"/>
      <text:p text:style-name="P20">More deeply...</text:p>
      <text:p text:style-name="P18"/>
      <text:p text:style-name="P30"><text:span text:style-name="T22"><text:tab/></text:span><text:span text:style-name="T10">Characters have 100 hit points</text:span><text:span text:style-name="T16">.</text:span></text:p>
      <text:p text:style-name="P18"/>
      <text:p text:style-name="P17"><text:tab/>Attack damages :</text:p>
      <text:p text:style-name="P30"><text:span text:style-name="T16"><text:tab/></text:span><text:span text:style-name="T10">Weak attack: 4</text:span></text:p>
      <text:p text:style-name="P12"><text:soft-page-break/><text:tab/>Medium attack: 8</text:p>
      <text:p text:style-name="P12"><text:tab/>Strong attack: 14</text:p>
      <text:p text:style-name="P12"><text:tab/>Very strong attack: 22</text:p>
      <text:p text:style-name="P12"><text:tab/>Ranged attack: 6</text:p>
      <text:p text:style-name="P8"/>
      <text:p text:style-name="P30"><text:span text:style-name="T16"><text:tab/></text:span><text:span text:style-name="T7">Avoided attack the good way deals no damage</text:span><text:span text:style-name="T16">.</text:span></text:p>
      <text:p text:style-name="P30"><text:span text:style-name="T16"><text:tab/></text:span><text:span text:style-name="T7">Avoided attack the wrong way deals 50% damage</text:span><text:span text:style-name="T16">.</text:span></text:p>
      <text:p text:style-name="P17"><text:tab/><text:span text:style-name="T9">Attack not reaching the opponent of course deals </text:span><text:span text:style-name="T12">0</text:span><text:span text:style-name="T9"> damage</text:span>.</text:p>
      <text:p text:style-name="P8"/>
      <text:p text:style-name="P30"><text:span text:style-name="T16"><text:tab/></text:span><text:span text:style-name="T7">Characters automatically face each other</text:span><text:span text:style-name="T16"> (as already said).</text:span></text:p>
      <text:p text:style-name="P30"><text:span text:style-name="T16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0">I'd rather make it impossible to happen</text:span><text:span text:style-name="T16"> as gameplay is. This should be discussed.</text:span></text:p>
      <text:p text:style-name="P8"/>
      <text:p text:style-name="P31"><text:span text:style-name="T16"><text:tab/></text:span><text:span text:style-name="T18">NOTE:</text:span><text:span text:style-name="T16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18"/>
      <text:p text:style-name="P30"><text:span text:style-name="T16"><text:tab/>In order to make the system work, characters should have </text:span><text:span text:style-name="T10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16">. And possibly </text:span><text:span text:style-name="T10">1 collision box used to stop character from moving through the opponent</text:span><text:span text:style-name="T22"> </text:span><text:span text:style-name="T3">(and avoid weird behaviors such as quick and small left/right translations I don't know how to describe here more efficiently than that)</text:span><text:span text:style-name="T16">.</text:span></text:p>
      <text:p text:style-name="P17"/>
      <text:p text:style-name="P17"><text:tab/>To be tested to see if that’s smart:</text:p>
      <text:p text:style-name="P30"><text:span text:style-name="T16"><text:tab/></text:span><text:span text:style-name="T7">Every single hit freezes the game for about 3 flashing frames</text:span><text:span text:style-name="T16"> in order to make things happening clearly.</text:span></text:p>
      <text:p text:style-name="P17"/>
      <text:p text:style-name="P17"/>
      <text:p text:style-name="P21">Script of a game</text:p>
      <text:p text:style-name="P21"><text:span text:style-name="T23"/></text:p>
      <text:p text:style-name="P22"><text:span text:style-name="T23">A “|” means a </text:span><text:span text:style-name="T13">fade out/fade in</text:span><text:span text:style-name="T23"> between every scene described below</text:span></text:p>
      <text:p text:style-name="P21"><text:span text:style-name="T23"/></text:p>
      <text:p text:style-name="P14"><text:span text:style-name="T25">Title screen</text:span></text:p>
      <text:p text:style-name="P26"><text:span text:style-name="T25">(you can quit from here which eventually leads to the credit scene then definitively quit)</text:span></text:p>
      <text:p text:style-name="P21"><text:soft-page-break/><text:span text:style-name="T23">|</text:span></text:p>
      <text:p text:style-name="P21"><text:span text:style-name="T13">Option screen</text:span></text:p>
      <text:p text:style-name="P21"><text:span text:style-name="T23">(if there is)</text:span></text:p>
      <text:p text:style-name="P21"><text:span text:style-name="T23">|</text:span></text:p>
      <text:p text:style-name="P14"><text:span text:style-name="T25">Character selection screen</text:span></text:p>
      <text:p text:style-name="P24"><text:span text:style-name="T23">This allows the access to </text:span><text:span text:style-name="T24">each</text:span><text:span text:style-name="T23"> character information page (as an overlay): you don’t want to miss that!</text:span></text:p>
      <text:p text:style-name="P21"><text:span text:style-name="T23">|</text:span></text:p>
      <text:p text:style-name="P14"><text:span text:style-name="T25">The game itself!</text:span><text:span text:style-name="T21"> *</text:span></text:p>
      <text:p text:style-name="P25"><text:span text:style-name="T25">|</text:span></text:p>
      <text:p text:style-name="P15"><text:span text:style-name="T25">Win screen</text:span></text:p>
      <text:p text:style-name="P26"><text:span text:style-name="T25">|</text:span></text:p>
      <text:p text:style-name="P15"><text:span text:style-name="T25">Back to Title screen!</text:span></text:p>
      <text:p text:style-name="P15"><text:span text:style-name="T25"/></text:p>
      <text:p text:style-name="P15"><text:span text:style-name="T25"/></text:p>
      <text:p text:style-name="P26"><text:span text:style-name="T25">*</text:span><text:span text:style-name="T26">here’s the script of the game itself (no more fade out/in here).</text:span></text:p>
      <text:p text:style-name="P16"><text:span text:style-name="T25"/></text:p>
      <text:p text:style-name="P16"><text:span text:style-name="T25">Background empty with fighting music playing </text:span><text:span text:style-name="T27">(background)</text:span></text:p>
      <text:p text:style-name="P27"><text:span text:style-name="T25">/</text:span></text:p>
      <text:p text:style-name="P16"><text:span text:style-name="T25">Characters “In” animation are played (overlay 1)</text:span></text:p>
      <text:p text:style-name="P27"><text:span text:style-name="T25">/</text:span></text:p>
      <text:p text:style-name="P16"><text:span text:style-name="T25">Characters “Idle” animations are played (overlay 1)</text:span></text:p>
      <text:p text:style-name="P23"><text:span text:style-name="T25">/</text:span></text:p>
      <text:p text:style-name="P16"><text:span text:style-name="T25">Fight scene overlay appears </text:span><text:span text:style-name="T27">with it’s voice</text:span><text:span text:style-name="T25"> (overlay 2)</text:span></text:p>
      <text:p text:style-name="P27"><text:span text:style-name="T25">/</text:span></text:p>
      <text:p text:style-name="P16"><text:span text:style-name="T25">Fight scene (overlay 2) disappears</text:span></text:p>
      <text:p text:style-name="P27"><text:span text:style-name="T25">/</text:span></text:p>
      <text:p text:style-name="P16"><text:span text:style-name="T25">The fight starts </text:span><text:span text:style-name="T27">and (eventually) ends</text:span><text:span text:style-name="T25"> (overlay 1)</text:span></text:p>
      <text:p text:style-name="P28"><text:span text:style-name="T25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20:06:56.855000000</dc:date>
    <meta:editing-duration>PT11M31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84" meta:word-count="1390" meta:character-count="7779" meta:non-whitespace-character-count="6423"/>
  </office:meta>
</office:document-meta>
</file>